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51pt" fo:break-before="auto" style:use-optimal-row-height="true"/>
    </style:style>
    <style:style style:name="ro3" style:family="table-row">
      <style:table-row-properties style:row-height="203.36pt" fo:break-before="auto" style:use-optimal-row-height="true"/>
    </style:style>
    <style:style style:name="ro4" style:family="table-row">
      <style:table-row-properties style:row-height="90.99pt" fo:break-before="auto" style:use-optimal-row-height="true"/>
    </style:style>
    <style:style style:name="ro5" style:family="table-row">
      <style:table-row-properties style:row-height="57.29pt" fo:break-before="auto" style:use-optimal-row-height="true"/>
    </style:style>
    <style:style style:name="ro6" style:family="table-row">
      <style:table-row-properties style:row-height="79.74pt" fo:break-before="auto" style:use-optimal-row-height="true"/>
    </style:style>
    <style:style style:name="ro7" style:family="table-row">
      <style:table-row-properties style:row-height="169.65pt" fo:break-before="auto" style:use-optimal-row-height="true"/>
    </style:style>
    <style:style style:name="ro8" style:family="table-row">
      <style:table-row-properties style:row-height="23.56pt" fo:break-before="auto" style:use-optimal-row-height="true"/>
    </style:style>
    <style:style style:name="ro9" style:family="table-row">
      <style:table-row-properties style:row-height="34.81pt" fo:break-before="auto" style:use-optimal-row-height="true"/>
    </style:style>
    <style:style style:name="ro10" style:family="table-row">
      <style:table-row-properties style:row-height="46.06pt" fo:break-before="auto" style:use-optimal-row-height="true"/>
    </style:style>
    <style:style style:name="ro11" style:family="table-row">
      <style:table-row-properties style:row-height="259.54pt" fo:break-before="auto" style:use-optimal-row-height="tru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upload.wikimedia.org/wikipedia/en/thumb/3/31/Shanghai_Metro_logo.svg/30px-Shanghai_Metro_logo.svg.png" draw:style-name="gr1" draw:text-style-name="P1" svg:width="16.84pt" svg:height="16.84pt" svg:x="447.99pt" svg:y="25.6pt">
            <draw:image xlink:href="https://upload.wikimedia.org/wikipedia/en/thumb/3/31/Shanghai_Metro_logo.svg/30px-Shanghai_Metro_logo.svg.png" xlink:type="simple" xlink:show="embed" xlink:actuate="onLoad">
              <text:p/>
            </draw:image>
          </draw:frame>
          <draw:frame draw:z-index="1" draw:name="https://upload.wikimedia.org/wikipedia/en/thumb/7/74/Shanghai_Maglev_Train_logo.svg/50px-Shanghai_Maglev_Train_logo.svg.png" draw:style-name="gr1" draw:text-style-name="P1" svg:width="28.09pt" svg:height="16.27pt" svg:x="511.99pt" svg:y="217.59pt">
            <draw:image xlink:href="https://upload.wikimedia.org/wikipedia/en/thumb/7/74/Shanghai_Maglev_Train_logo.svg/50px-Shanghai_Maglev_Train_logo.svg.png" xlink:type="simple" xlink:show="embed" xlink:actuate="onLoad">
              <text:p/>
            </draw:image>
          </draw:frame>
          <draw:frame draw:z-index="2" draw:name="https://upload.wikimedia.org/wikipedia/en/thumb/3/31/Shanghai_Metro_logo.svg/30px-Shanghai_Metro_logo.svg.png" draw:style-name="gr1" draw:text-style-name="P1" svg:width="16.84pt" svg:height="16.84pt" svg:x="511.99pt" svg:y="230.4pt">
            <draw:image xlink:href="https://upload.wikimedia.org/wikipedia/en/thumb/3/31/Shanghai_Metro_logo.svg/30px-Shanghai_Metro_logo.svg.png" xlink:type="simple" xlink:show="embed" xlink:actuate="onLoad">
              <text:p/>
            </draw:image>
          </draw:frame>
          <draw:frame draw:z-index="3" draw:name="https://upload.wikimedia.org/wikipedia/en/thumb/b/b8/Shanghai_Keolis.svg/30px-Shanghai_Keolis.svg.png" draw:style-name="gr1" draw:text-style-name="P1" svg:width="16.84pt" svg:height="12.9pt" svg:x="511.99pt" svg:y="243.18pt">
            <draw:image xlink:href="https://upload.wikimedia.org/wikipedia/en/thumb/b/b8/Shanghai_Keolis.svg/30px-Shanghai_Keolis.svg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5"/>
        <table:table-column table:style-name="co1" table:number-columns-repeated="1019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<text:a xlink:href="https://en.wikipedia.org/wiki/Fujin_Road_Station" xlink:type="simple">Fujin Road</text:a></text:p>
            <text:p>(<text:a xlink:href="https://en.wikipedia.org/wiki/Baoshan_District,_Shanghai" xlink:type="simple">Baoshan</text:a>)</text:p>
          </table:table-cell>
          <table:table-cell office:value-type="string" calcext:value-type="string">
            <text:p><text:a xlink:href="https://en.wikipedia.org/wiki/Xinzhuang_Station_(Shanghai_Metro)" xlink:type="simple">Xinzhuang</text:a></text:p>
            <text:p>(<text:a xlink:href="https://en.wikipedia.org/wiki/Minhang_District" xlink:type="simple">Minhang</text:a>)</text:p>
          </table:table-cell>
          <table:table-cell table:style-name="ce1" office:value-type="string" calcext:value-type="string">
            <text:p><text:a xlink:href="https://en.wikipedia.org/wiki/Fujin_Road_station" xlink:type="simple">Fujin Road</text:a> ↔ <text:a xlink:href="https://en.wikipedia.org/wiki/Xinzhuang_station_(Shanghai_Metro)" xlink:type="simple">Xinzhuang</text:a></text:p>
            <text:p>Partial: <text:a xlink:href="https://en.wikipedia.org/wiki/Shanghai_Railway_Station_station" xlink:type="simple">Shanghai Railway Station</text:a> ↔ <text:a xlink:href="https://en.wikipedia.org/wiki/Xinzhuang_station_(Shanghai_Metro)" xlink:type="simple">Xinzhuang</text:a><text:a xlink:href="https://en.wikipedia.org/wiki/Shanghai_Metro#cite_note-:0-52" xlink:type="simple">[49]</text:a></text:p>
          </table:table-cell>
          <table:table-cell table:style-name="ce1" office:value-type="string" calcext:value-type="string">
            <text:p>1993<text:a xlink:href="https://en.wikipedia.org/wiki/Shanghai_Metro#cite_note-firstline-18" xlink:type="simple">[15]</text:a><text:a xlink:href="https://en.wikipedia.org/wiki/Shanghai_Metro#cite_note-上海年鉴1996-19" xlink:type="simple">[16]</text:a></text:p>
          </table:table-cell>
          <table:table-cell table:style-name="ce1" office:value-type="string" calcext:value-type="string">
            <text:p>2007<text:a xlink:href="https://en.wikipedia.org/wiki/Shanghai_Metro#cite_note-上海年鉴2008-30" xlink:type="simple">[27]</text:a></text:p>
          </table:table-cell>
          <table:table-cell table:style-name="ce1" office:value-type="float" office:value="36.4" calcext:value-type="float">
            <text:p>36.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<text:a xlink:href="https://en.wikipedia.org/wiki/File:Shanghai_Metro_logo.svg" xlink:type="simple"> </text:a></text:p>
            <text:p>Shanghai Metro Operation Companies (No. 1–4)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 <text:a xlink:href="https://en.wikipedia.org/wiki/Line_2_(Shanghai_Metro)" xlink:type="simple">2</text:a> </text:p>
          </table:table-cell>
          <table:table-cell table:number-columns-repeated="2"/>
          <table:table-cell office:value-type="string" calcext:value-type="string">
            <text:p><text:a xlink:href="https://en.wikipedia.org/wiki/East_Xujing_station" xlink:type="simple">East Xujing</text:a></text:p>
            <text:p>(<text:a xlink:href="https://en.wikipedia.org/wiki/Qingpu_District,_Shanghai" xlink:type="simple">Qingpu</text:a>)</text:p>
          </table:table-cell>
          <table:table-cell office:value-type="string" calcext:value-type="string">
            <text:p><text:a xlink:href="https://en.wikipedia.org/wiki/Pudong_International_Airport_station" xlink:type="simple">Pudong International Airport</text:a></text:p>
            <text:p>(<text:a xlink:href="https://en.wikipedia.org/wiki/Pudong" xlink:type="simple">Pudong</text:a>)</text:p>
          </table:table-cell>
          <table:table-cell table:style-name="ce1" office:value-type="string" calcext:value-type="string">
            <text:p>Rush Hour: <text:a xlink:href="https://en.wikipedia.org/wiki/East_Xujing_station" xlink:type="simple">East Xujing</text:a> ↔ <text:a xlink:href="https://en.wikipedia.org/wiki/Tangzhen_station" xlink:type="simple">Tangzhen</text:a><text:a xlink:href="https://en.wikipedia.org/wiki/Shanghai_Metro#cite_note-53" xlink:type="simple">[50]</text:a></text:p>
            <text:p>Mainline: <text:a xlink:href="https://en.wikipedia.org/wiki/East_Xujing_station" xlink:type="simple">East Xujing</text:a> ↔ <text:a xlink:href="https://en.wikipedia.org/wiki/Guanglan_Road_station" xlink:type="simple">Guanglan Road</text:a></text:p>
            <text:p>Partial: <text:a xlink:href="https://en.wikipedia.org/wiki/Songhong_Road_station" xlink:type="simple">Songhong Road</text:a> ↔ <text:a xlink:href="https://en.wikipedia.org/wiki/Guanglan_Road_station" xlink:type="simple">Guanglan Road</text:a></text:p>
            <text:p>Suburban segment: <text:a xlink:href="https://en.wikipedia.org/wiki/Guanglan_Road_station" xlink:type="simple">Guanglan Road</text:a> ↔ <text:a xlink:href="https://en.wikipedia.org/wiki/Pudong_International_Airport_station" xlink:type="simple">Pudong International Airport</text:a><text:a xlink:href="https://en.wikipedia.org/wiki/Shanghai_Metro#cite_note-:1-54" xlink:type="simple">[51]</text:a>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63.8" calcext:value-type="float">
            <text:p>63.8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number-columns-repeated="1013"/>
        </table:table-row>
        <table:table-row table:style-name="ro4">
          <table:table-cell table:style-name="ce1" office:value-type="string" calcext:value-type="string">
            <text:p> <text:a xlink:href="https://en.wikipedia.org/wiki/Line_3_(Shanghai_Metro)" xlink:type="simple">3</text:a> </text:p>
          </table:table-cell>
          <table:table-cell table:number-columns-repeated="2"/>
          <table:table-cell office:value-type="string" calcext:value-type="string">
            <text:p><text:a xlink:href="https://en.wikipedia.org/wiki/North_Jiangyang_Road_station" xlink:type="simple">North Jiangyang Road</text:a></text:p>
            <text:p>(<text:a xlink:href="https://en.wikipedia.org/wiki/Baoshan_District,_Shanghai" xlink:type="simple">Baoshan</text:a>)</text:p>
          </table:table-cell>
          <table:table-cell office:value-type="string" calcext:value-type="string">
            <text:p><text:a xlink:href="https://en.wikipedia.org/wiki/Shanghai_South_Railway_Station_station" xlink:type="simple">Shanghai South Railway Station</text:a></text:p>
            <text:p>(<text:a xlink:href="https://en.wikipedia.org/wiki/Xuhui_District,_Shanghai" xlink:type="simple">Xuhui</text:a>)</text:p>
          </table:table-cell>
          <table:table-cell table:style-name="ce1" office:value-type="string" calcext:value-type="string">
            <text:p><text:a xlink:href="https://en.wikipedia.org/wiki/North_Jiangyang_Road_station" xlink:type="simple">North Jiangyang Road</text:a> ↔ <text:a xlink:href="https://en.wikipedia.org/wiki/Shanghai_South_Railway_Station_station" xlink:type="simple">Shanghai South Railway Station</text:a></text:p>
            <text:p>Partial: <text:a xlink:href="https://en.wikipedia.org/wiki/South_Changjiang_Road_station" xlink:type="simple">South Changjiang Road</text:a> ↔ <text:a xlink:href="https://en.wikipedia.org/wiki/Shanghai_South_Railway_Station_station" xlink:type="simple">Shanghai South Railway Station</text:a><text:a xlink:href="https://en.wikipedia.org/wiki/Shanghai_Metro#cite_note-:2-55" xlink:type="simple">[52]</text:a>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0.3" calcext:value-type="float">
            <text:p>40.3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number-columns-repeated="1013"/>
        </table:table-row>
        <table:table-row table:style-name="ro5">
          <table:table-cell table:style-name="ce1" office:value-type="string" calcext:value-type="string">
            <text:p> <text:a xlink:href="https://en.wikipedia.org/wiki/Line_4_(Shanghai_Metro)" xlink:type="simple">4</text:a> </text:p>
            <text:p>Loop line</text:p>
          </table:table-cell>
          <table:table-cell table:number-columns-repeated="2"/>
          <table:table-cell office:value-type="string" calcext:value-type="string">
            <text:p><text:a xlink:href="https://en.wikipedia.org/wiki/Yishan_Road_station" xlink:type="simple">Yishan Road</text:a></text:p>
            <text:p>(<text:a xlink:href="https://en.wikipedia.org/wiki/Xuhui_District" xlink:type="simple">Xuhui</text:a>)</text:p>
          </table:table-cell>
          <table:table-cell office:value-type="string" calcext:value-type="string">
            <text:p>Yishan Road</text:p>
            <text:p>(Xuhui)</text:p>
          </table:table-cell>
          <table:table-cell table:style-name="ce1" office:value-type="string" calcext:value-type="string">
            <text:p>Loop line; certain trains terminate at <text:a xlink:href="https://en.wikipedia.org/wiki/Yishan_Road_station" xlink:type="simple">Yishan Road</text:a>.<text:a xlink:href="https://en.wikipedia.org/wiki/Shanghai_Metro#cite_note-56" xlink:type="simple">[53]</text:a>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33.7" calcext:value-type="float">
            <text:p>33.7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number-columns-repeated="1013"/>
        </table:table-row>
        <table:table-row table:style-name="ro6">
          <table:table-cell table:style-name="ce1" office:value-type="string" calcext:value-type="string">
            <text:p> <text:a xlink:href="https://en.wikipedia.org/wiki/Line_5_(Shanghai_Metro)" xlink:type="simple">5</text:a> </text:p>
          </table:table-cell>
          <table:table-cell table:number-columns-repeated="2"/>
          <table:table-cell office:value-type="string" calcext:value-type="string">
            <text:p><text:a xlink:href="https://en.wikipedia.org/wiki/Xinzhuang_station_(Shanghai_Metro)" xlink:type="simple">Xinzhuang</text:a></text:p>
            <text:p>(<text:a xlink:href="https://en.wikipedia.org/wiki/Minhang_District" xlink:type="simple">Minhang</text:a>)</text:p>
          </table:table-cell>
          <table:table-cell office:value-type="string" calcext:value-type="string">
            <text:p><text:a xlink:href="https://en.wikipedia.org/wiki/Minhang_Development_Zone_station" xlink:type="simple">Minhang Development Zone</text:a></text:p>
            <text:p>(<text:a xlink:href="https://en.wikipedia.org/wiki/Minhang_District" xlink:type="simple">Minhang</text:a>)</text:p>
          </table:table-cell>
          <table:table-cell table:style-name="ce1" office:value-type="string" calcext:value-type="string">
            <text:p><text:a xlink:href="https://en.wikipedia.org/wiki/Xinzhuang_station_(Shanghai_Metro)" xlink:type="simple">Xinzhuang</text:a> ↔ <text:a xlink:href="https://en.wikipedia.org/wiki/Dongchuan_Road_station" xlink:type="simple">Dongchuan Road</text:a></text:p>
            <text:p>Branch: <text:a xlink:href="https://en.wikipedia.org/wiki/Dongchuan_Road_station" xlink:type="simple">Dongchuan Road</text:a> ↔ <text:a xlink:href="https://en.wikipedia.org/wiki/Minhang_Development_Zone_station" xlink:type="simple">Minhang Development Zone</text:a><text:a xlink:href="https://en.wikipedia.org/wiki/Shanghai_Metro#cite_note-57" xlink:type="simple">[54]</text:a>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—</text:p>
          </table:table-cell>
          <table:table-cell table:style-name="ce1" office:value-type="float" office:value="17.2" calcext:value-type="float">
            <text:p>17.2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number-columns-repeated="1013"/>
        </table:table-row>
        <table:table-row table:style-name="ro4">
          <table:table-cell table:style-name="ce1" office:value-type="string" calcext:value-type="string">
            <text:p> <text:a xlink:href="https://en.wikipedia.org/wiki/Line_6_(Shanghai_Metro)" xlink:type="simple">6</text:a> </text:p>
          </table:table-cell>
          <table:table-cell table:number-columns-repeated="2"/>
          <table:table-cell office:value-type="string" calcext:value-type="string">
            <text:p><text:a xlink:href="https://en.wikipedia.org/wiki/Gangcheng_Road_station" xlink:type="simple">Gangcheng Road</text:a></text:p>
            <text:p>(<text:a xlink:href="https://en.wikipedia.org/wiki/Pudong" xlink:type="simple">Pudong</text:a>)</text:p>
          </table:table-cell>
          <table:table-cell office:value-type="string" calcext:value-type="string">
            <text:p><text:a xlink:href="https://en.wikipedia.org/wiki/Oriental_Sports_Center_station" xlink:type="simple">Oriental Sports Center</text:a></text:p>
            <text:p>(<text:a xlink:href="https://en.wikipedia.org/wiki/Pudong" xlink:type="simple">Pudong</text:a>)</text:p>
          </table:table-cell>
          <table:table-cell table:style-name="ce1" office:value-type="string" calcext:value-type="string">
            <text:p><text:a xlink:href="https://en.wikipedia.org/wiki/Gangcheng_Road_station" xlink:type="simple">Gangcheng Road</text:a> ↔ <text:a xlink:href="https://en.wikipedia.org/wiki/Oriental_Sports_Center_station" xlink:type="simple">Oriental Sports Center</text:a></text:p>
            <text:p>Partial: <text:a xlink:href="https://en.wikipedia.org/wiki/Jufeng_Road_station" xlink:type="simple">Jufeng Road</text:a> ↔ <text:a xlink:href="https://en.wikipedia.org/wiki/Gaoqing_Road_station" xlink:type="simple">Gaoqing Road</text:a><text:a xlink:href="https://en.wikipedia.org/wiki/Shanghai_Metro#cite_note-:3-58" xlink:type="simple">[55]</text:a>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32.3" calcext:value-type="float">
            <text:p>32.3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number-columns-repeated="1013"/>
        </table:table-row>
        <table:table-row table:style-name="ro7">
          <table:table-cell table:style-name="ce1" office:value-type="string" calcext:value-type="string">
            <text:p> <text:a xlink:href="https://en.wikipedia.org/wiki/Line_7_(Shanghai_Metro)" xlink:type="simple">7</text:a> </text:p>
          </table:table-cell>
          <table:table-cell table:number-columns-repeated="2"/>
          <table:table-cell office:value-type="string" calcext:value-type="string">
            <text:p><text:a xlink:href="https://en.wikipedia.org/wiki/Meilan_Lake_station" xlink:type="simple">Meilan Lake</text:a></text:p>
            <text:p>(<text:a xlink:href="https://en.wikipedia.org/wiki/Baoshan_District,_Shanghai" xlink:type="simple">Baoshan</text:a>)</text:p>
          </table:table-cell>
          <table:table-cell office:value-type="string" calcext:value-type="string">
            <text:p><text:a xlink:href="https://en.wikipedia.org/wiki/Huamu_Road_station" xlink:type="simple">Huamu Road</text:a></text:p>
            <text:p>(<text:a xlink:href="https://en.wikipedia.org/wiki/Pudong" xlink:type="simple">Pudong</text:a>)</text:p>
          </table:table-cell>
          <table:table-cell table:style-name="ce1" office:value-type="string" calcext:value-type="string">
            <text:p><text:a xlink:href="https://en.wikipedia.org/wiki/Meilan_Lake_station" xlink:type="simple">Meilan Lake</text:a> ↔ <text:a xlink:href="https://en.wikipedia.org/wiki/Huamu_Road_station" xlink:type="simple">Huamu Road</text:a></text:p>
            <text:p>Rush Hour: <text:a xlink:href="https://en.wikipedia.org/wiki/Meilan_Lake_station" xlink:type="simple">Meilan Lake</text:a> ↔ <text:a xlink:href="https://en.wikipedia.org/wiki/Middle_Longhua_Road_station" xlink:type="simple">Middle Longhua Road</text:a></text:p>
            <text:p><text:a xlink:href="https://en.wikipedia.org/wiki/Shangda_Road_station" xlink:type="simple">Shangda Road</text:a> ↔ <text:a xlink:href="https://en.wikipedia.org/wiki/Middle_Longhua_Road_station" xlink:type="simple">Middle Longhua Road</text:a></text:p>
            <text:p>Partial: <text:a xlink:href="https://en.wikipedia.org/wiki/Qihua_Road_station" xlink:type="simple">Qihua Road</text:a> ↔ <text:a xlink:href="https://en.wikipedia.org/wiki/Huamu_Road_station" xlink:type="simple">Huamu Road</text:a><text:a xlink:href="https://en.wikipedia.org/wiki/Shanghai_Metro#cite_note-:4-59" xlink:type="simple">[56]</text:a>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4.2" calcext:value-type="float">
            <text:p>44.2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number-columns-repeated="1013"/>
        </table:table-row>
        <table:table-row table:style-name="ro4">
          <table:table-cell table:style-name="ce1" office:value-type="string" calcext:value-type="string">
            <text:p> <text:a xlink:href="https://en.wikipedia.org/wiki/Line_8_(Shanghai_Metro)" xlink:type="simple">8</text:a> </text:p>
          </table:table-cell>
          <table:table-cell table:number-columns-repeated="2"/>
          <table:table-cell office:value-type="string" calcext:value-type="string">
            <text:p><text:a xlink:href="https://en.wikipedia.org/wiki/Shiguang_Road_station" xlink:type="simple">Shiguang Road</text:a></text:p>
            <text:p>(<text:a xlink:href="https://en.wikipedia.org/wiki/Yangpu_District" xlink:type="simple">Yangpu</text:a>)</text:p>
          </table:table-cell>
          <table:table-cell office:value-type="string" calcext:value-type="string">
            <text:p><text:a xlink:href="https://en.wikipedia.org/wiki/Shendu_Highway_station" xlink:type="simple">Shendu Highway</text:a></text:p>
            <text:p>(<text:a xlink:href="https://en.wikipedia.org/wiki/Minhang_District" xlink:type="simple">Minhang</text:a>)</text:p>
          </table:table-cell>
          <table:table-cell table:style-name="ce1" office:value-type="string" calcext:value-type="string">
            <text:p><text:a xlink:href="https://en.wikipedia.org/wiki/Shiguang_Road_station" xlink:type="simple">Shiguang Road</text:a> ↔ <text:a xlink:href="https://en.wikipedia.org/wiki/Shendu_Highway_station" xlink:type="simple">Shendu Highway</text:a></text:p>
            <text:p>Partial: <text:a xlink:href="https://en.wikipedia.org/wiki/Middle_Yanji_Road_station" xlink:type="simple">Middle Yanji Road</text:a> ↔ <text:a xlink:href="https://en.wikipedia.org/wiki/Oriental_Sports_Center_station" xlink:type="simple">Oriental Sports Center</text:a><text:a xlink:href="https://en.wikipedia.org/wiki/Shanghai_Metro#cite_note-:5-60" xlink:type="simple">[57]</text:a>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.4" calcext:value-type="float">
            <text:p>37.4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number-columns-repeated="1013"/>
        </table:table-row>
        <table:table-row table:style-name="ro5">
          <table:table-cell table:style-name="ce1" office:value-type="string" calcext:value-type="string">
            <text:p> <text:a xlink:href="https://en.wikipedia.org/wiki/Line_9_(Shanghai_Metro)" xlink:type="simple">9</text:a> </text:p>
          </table:table-cell>
          <table:table-cell table:number-columns-repeated="2"/>
          <table:table-cell office:value-type="string" calcext:value-type="string">
            <text:p><text:a xlink:href="https://en.wikipedia.org/wiki/Songjiang_South_Railway_Station_station" xlink:type="simple">Songjiang South Railway Station station</text:a></text:p>
            <text:p>(<text:a xlink:href="https://en.wikipedia.org/wiki/Songjiang_District" xlink:type="simple">Songjiang</text:a>)</text:p>
          </table:table-cell>
          <table:table-cell office:value-type="string" calcext:value-type="string">
            <text:p><text:a xlink:href="https://en.wikipedia.org/wiki/Caolu_station" xlink:type="simple">Caolu</text:a> (<text:a xlink:href="https://en.wikipedia.org/wiki/Pudong" xlink:type="simple">Pudong</text:a>)</text:p>
          </table:table-cell>
          <table:table-cell table:style-name="ce1" office:value-type="string" calcext:value-type="string">
            <text:p><text:a xlink:href="https://en.wikipedia.org/wiki/Songjiang_South_Railway_Station_station" xlink:type="simple">Songjiang South Railway Station station</text:a> ↔ <text:a xlink:href="https://en.wikipedia.org/wiki/Caolu_station" xlink:type="simple">Caolu</text:a></text:p>
            <text:p>Partial: <text:a xlink:href="https://en.wikipedia.org/wiki/Sheshan_station" xlink:type="simple">Sheshan</text:a> ↔ <text:a xlink:href="https://en.wikipedia.org/wiki/Middle_Yanggao_Road_station" xlink:type="simple">Middle Yanggao Road</text:a>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77.6" calcext:value-type="float">
            <text:p>77.6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number-columns-repeated="1013"/>
        </table:table-row>
        <table:table-row table:style-name="ro8">
          <table:table-cell table:style-name="ce1" office:value-type="string" calcext:value-type="string" table:number-columns-spanned="1" table:number-rows-spanned="2">
            <text:p> <text:a xlink:href="https://en.wikipedia.org/wiki/Line_10_(Shanghai_Metro)" xlink:type="simple">10</text:a> </text:p>
          </table:table-cell>
          <table:table-cell office:value-type="string" calcext:value-type="string">
            <text:p>EN COURS</text:p>
          </table:table-cell>
          <table:table-cell/>
          <table:table-cell office:value-type="string" calcext:value-type="string" table:number-columns-spanned="1" table:number-rows-spanned="2">
            <text:p><text:a xlink:href="https://en.wikipedia.org/wiki/Xinjiangwancheng_station" xlink:type="simple">Xinjiangwancheng</text:a></text:p>
            <text:p>(<text:a xlink:href="https://en.wikipedia.org/wiki/Yangpu_District" xlink:type="simple">Yangpu</text:a>)</text:p>
          </table:table-cell>
          <table:table-cell office:value-type="string" calcext:value-type="string">
            <text:p><text:a xlink:href="https://en.wikipedia.org/wiki/Hongqiao_Railway_Station_station" xlink:type="simple">Hongqiao Railway Station</text:a> (<text:a xlink:href="https://en.wikipedia.org/wiki/Minhang_District" xlink:type="simple">Minhang</text:a>)</text:p>
          </table:table-cell>
          <table:table-cell table:style-name="ce1" office:value-type="string" calcext:value-type="string" table:number-columns-spanned="1" table:number-rows-spanned="2">
            <text:p><text:a xlink:href="https://en.wikipedia.org/wiki/Xinjiangwancheng_station" xlink:type="simple">Xinjiangwancheng</text:a> ↔ <text:a xlink:href="https://en.wikipedia.org/wiki/Hongqiao_Railway_Station_station" xlink:type="simple">Hongqiao Railway Station</text:a></text:p>
            <text:p><text:a xlink:href="https://en.wikipedia.org/wiki/Xinjiangwancheng_Station" xlink:type="simple">Xinjiangwancheng</text:a> ↔ <text:a xlink:href="https://en.wikipedia.org/wiki/Hangzhong_Road_station" xlink:type="simple">Hangzhong Road</text:a><text:a xlink:href="https://en.wikipedia.org/wiki/Shanghai_Metro#cite_note-61" xlink:type="simple">[58]</text:a></text:p>
          </table:table-cell>
          <table:table-cell table:style-name="ce1" office:value-type="float" office:value="2010" calcext:value-type="float" table:number-columns-spanned="1" table:number-rows-spanned="2">
            <text:p>2010</text:p>
          </table:table-cell>
          <table:table-cell table:style-name="ce1" office:value-type="float" office:value="2010" calcext:value-type="float" table:number-columns-spanned="1" table:number-rows-spanned="2">
            <text:p>2010</text:p>
          </table:table-cell>
          <table:table-cell table:style-name="ce1" office:value-type="float" office:value="35.4" calcext:value-type="float" table:number-columns-spanned="1" table:number-rows-spanned="2">
            <text:p>35.4</text:p>
          </table:table-cell>
          <table:table-cell/>
          <table:table-cell table:style-name="ce1" office:value-type="float" office:value="31" calcext:value-type="float" table:number-columns-spanned="1" table:number-rows-spanned="2">
            <text:p>31</text:p>
          </table:table-cell>
          <table:table-cell table:number-columns-repeated="1013"/>
        </table:table-row>
        <table:table-row table:style-name="ro8">
          <table:covered-table-cell/>
          <table:table-cell table:style-name="Default" table:number-columns-repeated="2"/>
          <table:covered-table-cell table:style-name="Default"/>
          <table:table-cell office:value-type="string" calcext:value-type="string">
            <text:p><text:a xlink:href="https://en.wikipedia.org/wiki/Hangzhong_Road_station" xlink:type="simple">Hangzhong Road</text:a>(<text:a xlink:href="https://en.wikipedia.org/wiki/Minhang_District" xlink:type="simple">Minhang</text:a>)</text:p>
          </table:table-cell>
          <table:covered-table-cell table:number-columns-repeated="4"/>
          <table:table-cell/>
          <table:covered-table-cell/>
          <table:table-cell table:number-columns-repeated="1013"/>
        </table:table-row>
        <table:table-row table:style-name="ro8">
          <table:table-cell table:style-name="ce1" office:value-type="string" calcext:value-type="string" table:number-columns-spanned="1" table:number-rows-spanned="2">
            <text:p> <text:a xlink:href="https://en.wikipedia.org/wiki/Line_11_(Shanghai_Metro)" xlink:type="simple">11</text:a> </text:p>
          </table:table-cell>
          <table:table-cell table:number-columns-repeated="2"/>
          <table:table-cell office:value-type="string" calcext:value-type="string">
            <text:p><text:a xlink:href="https://en.wikipedia.org/wiki/North_Jiading_station" xlink:type="simple">North Jiading</text:a> (<text:a xlink:href="https://en.wikipedia.org/wiki/Jiading_District" xlink:type="simple">Jiading</text:a>)</text:p>
          </table:table-cell>
          <table:table-cell office:value-type="string" calcext:value-type="string" table:number-columns-spanned="1" table:number-rows-spanned="2">
            <text:p><text:a xlink:href="https://en.wikipedia.org/wiki/Disney_Resort_station" xlink:type="simple">Disney Resort</text:a></text:p>
            <text:p>(<text:a xlink:href="https://en.wikipedia.org/wiki/Pudong" xlink:type="simple">Pudong</text:a>)</text:p>
          </table:table-cell>
          <table:table-cell table:style-name="ce1" office:value-type="string" calcext:value-type="string" table:number-columns-spanned="1" table:number-rows-spanned="2">
            <text:p><text:a xlink:href="https://en.wikipedia.org/wiki/Huaqiao_station_(Shanghai_Metro)" xlink:type="simple">Huaqiao</text:a> ↔ <text:a xlink:href="https://en.wikipedia.org/wiki/Disney_Resort_station" xlink:type="simple">Disney Resort</text:a></text:p>
            <text:p><text:a xlink:href="https://en.wikipedia.org/wiki/North_Jiading_station" xlink:type="simple">North Jiading</text:a> ↔ <text:a xlink:href="https://en.wikipedia.org/wiki/Disney_Resort_station" xlink:type="simple">Disney Resort</text:a><text:a xlink:href="https://en.wikipedia.org/wiki/Shanghai_Metro#cite_note-:7-62" xlink:type="simple">[59]</text:a></text:p>
            <text:p>Rush Hour: <text:a xlink:href="https://en.wikipedia.org/wiki/Nanxiang_station_(Shanghai_Metro)" xlink:type="simple">Nanxiang</text:a> ↔ <text:a xlink:href="https://en.wikipedia.org/wiki/Sanlin_station" xlink:type="simple">Sanlin</text:a></text:p>
          </table:table-cell>
          <table:table-cell table:style-name="ce1" office:value-type="float" office:value="2009" calcext:value-type="float" table:number-columns-spanned="1" table:number-rows-spanned="2">
            <text:p>2009</text:p>
          </table:table-cell>
          <table:table-cell table:style-name="ce1" office:value-type="float" office:value="2016" calcext:value-type="float" table:number-columns-spanned="1" table:number-rows-spanned="2">
            <text:p>2016</text:p>
          </table:table-cell>
          <table:table-cell table:style-name="ce1" office:value-type="float" office:value="82.4" calcext:value-type="float" table:number-columns-spanned="1" table:number-rows-spanned="2">
            <text:p>82.4</text:p>
          </table:table-cell>
          <table:table-cell/>
          <table:table-cell table:style-name="ce1" office:value-type="float" office:value="38" calcext:value-type="float" table:number-columns-spanned="1" table:number-rows-spanned="2">
            <text:p>38</text:p>
          </table:table-cell>
          <table:table-cell table:number-columns-repeated="1013"/>
        </table:table-row>
        <table:table-row table:style-name="ro9">
          <table:covered-table-cell/>
          <table:table-cell table:style-name="Default" table:number-columns-repeated="2"/>
          <table:table-cell office:value-type="string" calcext:value-type="string">
            <text:p><text:a xlink:href="https://en.wikipedia.org/wiki/Huaqiao_station_(Shanghai_Metro)" xlink:type="simple">Huaqiao</text:a> (<text:a xlink:href="https://en.wikipedia.org/wiki/Kunshan" xlink:type="simple">Kunshan, Jiangsu</text:a>)</text:p>
          </table:table-cell>
          <table:covered-table-cell table:style-name="Default"/>
          <table:covered-table-cell table:number-columns-repeated="4"/>
          <table:table-cell/>
          <table:covered-table-cell/>
          <table:table-cell table:number-columns-repeated="1013"/>
        </table:table-row>
        <table:table-row table:style-name="ro4">
          <table:table-cell table:style-name="ce1" office:value-type="string" calcext:value-type="string">
            <text:p> <text:a xlink:href="https://en.wikipedia.org/wiki/Line_12_(Shanghai_Metro)" xlink:type="simple">12</text:a> </text:p>
          </table:table-cell>
          <table:table-cell table:number-columns-repeated="2"/>
          <table:table-cell office:value-type="string" calcext:value-type="string">
            <text:p><text:a xlink:href="https://en.wikipedia.org/wiki/Qixin_Road_station" xlink:type="simple">Qixin Road</text:a></text:p>
            <text:p>(<text:a xlink:href="https://en.wikipedia.org/wiki/Minhang_District" xlink:type="simple">Minhang</text:a>)</text:p>
          </table:table-cell>
          <table:table-cell office:value-type="string" calcext:value-type="string">
            <text:p><text:a xlink:href="https://en.wikipedia.org/wiki/Jinhai_Road_station" xlink:type="simple">Jinhai Road</text:a></text:p>
            <text:p>(<text:a xlink:href="https://en.wikipedia.org/wiki/Pudong_District,_Shanghai" xlink:type="simple">Pudong</text:a>)</text:p>
          </table:table-cell>
          <table:table-cell table:style-name="ce1" office:value-type="string" calcext:value-type="string">
            <text:p><text:a xlink:href="https://en.wikipedia.org/wiki/Qixin_Road_station" xlink:type="simple">Qixin Road</text:a> ↔ <text:a xlink:href="https://en.wikipedia.org/wiki/Jinhai_Road_station" xlink:type="simple">Jinhai Road</text:a></text:p>
            <text:p>Partial: <text:a xlink:href="https://en.wikipedia.org/wiki/Hongmei_Road_station" xlink:type="simple">Hongmei Road</text:a> ↔ <text:a xlink:href="https://en.wikipedia.org/wiki/Jufeng_Road_station" xlink:type="simple">Jufeng Road</text:a><text:a xlink:href="https://en.wikipedia.org/wiki/Shanghai_Metro#cite_note-:8-63" xlink:type="simple">[60]</text:a>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0.4" calcext:value-type="float">
            <text:p>40.4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number-columns-repeated="1013"/>
        </table:table-row>
        <table:table-row table:style-name="ro10">
          <table:table-cell table:style-name="ce1" office:value-type="string" calcext:value-type="string">
            <text:p> <text:a xlink:href="https://en.wikipedia.org/wiki/Line_13_(Shanghai_Metro)" xlink:type="simple">13</text:a> </text:p>
          </table:table-cell>
          <table:table-cell table:number-columns-repeated="2"/>
          <table:table-cell office:value-type="string" calcext:value-type="string">
            <text:p><text:a xlink:href="https://en.wikipedia.org/wiki/Shibo_Avenue_station" xlink:type="simple">Shibo Avenue</text:a></text:p>
            <text:p>(<text:a xlink:href="https://en.wikipedia.org/wiki/Pudong_District,_Shanghai" xlink:type="simple">Pudong</text:a>)</text:p>
          </table:table-cell>
          <table:table-cell office:value-type="string" calcext:value-type="string">
            <text:p><text:a xlink:href="https://en.wikipedia.org/wiki/Jinyun_Road_station" xlink:type="simple">Jinyun Road</text:a></text:p>
            <text:p>(<text:a xlink:href="https://en.wikipedia.org/wiki/Jiading_District,_Shanghai" xlink:type="simple">Jiading</text:a>)</text:p>
          </table:table-cell>
          <table:table-cell table:style-name="ce1" office:value-type="string" calcext:value-type="string">
            <text:p><text:a xlink:href="https://en.wikipedia.org/wiki/Shibo_Avenue_station" xlink:type="simple">Shibo Avenue</text:a> ↔ <text:a xlink:href="https://en.wikipedia.org/wiki/Jinyun_Road_station" xlink:type="simple">Jinyun Road</text:a><text:a xlink:href="https://en.wikipedia.org/wiki/Shanghai_Metro#cite_note-64" xlink:type="simple">[61]</text:a>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number-columns-repeated="1013"/>
        </table:table-row>
        <table:table-row table:style-name="ro11">
          <table:table-cell table:style-name="ce1" office:value-type="string" calcext:value-type="string">
            <text:p> <text:a xlink:href="https://en.wikipedia.org/wiki/Line_16_(Shanghai_Metro)" xlink:type="simple">16</text:a> </text:p>
          </table:table-cell>
          <table:table-cell table:number-columns-repeated="2"/>
          <table:table-cell office:value-type="string" calcext:value-type="string">
            <text:p><text:a xlink:href="https://en.wikipedia.org/wiki/Longyang_Road_station" xlink:type="simple">Longyang Road</text:a></text:p>
            <text:p>(<text:a xlink:href="https://en.wikipedia.org/wiki/Pudong" xlink:type="simple">Pudong</text:a>)</text:p>
          </table:table-cell>
          <table:table-cell office:value-type="string" calcext:value-type="string">
            <text:p><text:a xlink:href="https://en.wikipedia.org/wiki/Dishui_Lake_station" xlink:type="simple">Dishui Lake</text:a></text:p>
            <text:p>(<text:a xlink:href="https://en.wikipedia.org/wiki/Pudong" xlink:type="simple">Pudong</text:a>)</text:p>
          </table:table-cell>
          <table:table-cell table:style-name="ce1" office:value-type="string" calcext:value-type="string">
            <text:p><text:a xlink:href="https://en.wikipedia.org/wiki/Longyang_Road_station" xlink:type="simple">Longyang Road</text:a> ↔ <text:a xlink:href="https://en.wikipedia.org/wiki/Dishui_Lake_station" xlink:type="simple">Dishui Lake</text:a>, stopping all stations.</text:p>
            <text:p><text:a xlink:href="https://en.wikipedia.org/wiki/Longyang_Road_station" xlink:type="simple">Longyang Road</text:a> ↔ <text:a xlink:href="https://en.wikipedia.org/wiki/Dishui_Lake_station" xlink:type="simple">Dishui Lake</text:a>, an express route stopping at <text:a xlink:href="https://en.wikipedia.org/wiki/Longyang_Road_station" xlink:type="simple">Longyang Road</text:a>, <text:a xlink:href="https://en.wikipedia.org/wiki/Luoshan_Road_station" xlink:type="simple">Luoshan Road</text:a>, <text:a xlink:href="https://en.wikipedia.org/wiki/Xinchang_station" xlink:type="simple">Xinchang</text:a>, <text:a xlink:href="https://en.wikipedia.org/wiki/Huinan_station" xlink:type="simple">Huinan</text:a> and <text:a xlink:href="https://en.wikipedia.org/wiki/Dishui_Lake_station" xlink:type="simple">Dishui Lake</text:a>, with an extra stop at <text:a xlink:href="https://en.wikipedia.org/wiki/Lingang_Avenue_Station" xlink:type="simple">Lingang Avenue</text:a> on weekends and public holidays.<text:a xlink:href="https://en.wikipedia.org/wiki/Shanghai_Metro#cite_note-65" xlink:type="simple">[62]</text:a>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a xlink:href="https://en.wikipedia.org/wiki/File:Shanghai_Maglev_Train_logo.svg" xlink:type="simple"> </text:a></text:p>
            <text:p>Shanghai Maglev Development Company</text:p>
          </table:table-cell>
          <table:table-cell table:number-columns-repeated="1013"/>
        </table:table-row>
        <table:table-row table:style-name="ro6">
          <table:table-cell table:style-name="ce1" office:value-type="string" calcext:value-type="string">
            <text:p> <text:a xlink:href="https://en.wikipedia.org/wiki/Line_17_(Shanghai_Metro)" xlink:type="simple">17</text:a> </text:p>
          </table:table-cell>
          <table:table-cell table:number-columns-repeated="2"/>
          <table:table-cell office:value-type="string" calcext:value-type="string">
            <text:p><text:a xlink:href="https://en.wikipedia.org/wiki/Hongqiao_Railway_Station_station" xlink:type="simple">Hongqiao Railway Station</text:a></text:p>
            <text:p>(<text:a xlink:href="https://en.wikipedia.org/wiki/Minhang_District" xlink:type="simple">Minhang</text:a>)</text:p>
          </table:table-cell>
          <table:table-cell office:value-type="string" calcext:value-type="string">
            <text:p><text:a xlink:href="https://en.wikipedia.org/wiki/Oriental_Land_station" xlink:type="simple">Oriental Land</text:a></text:p>
            <text:p>(<text:a xlink:href="https://en.wikipedia.org/wiki/Qingpu_District" xlink:type="simple">Qingpu</text:a>)</text:p>
          </table:table-cell>
          <table:table-cell table:style-name="ce1" office:value-type="string" calcext:value-type="string">
            <text:p><text:a xlink:href="https://en.wikipedia.org/wiki/Hongqiao_Railway_Station_(Shanghai_Metro)" xlink:type="simple">Hongqiao Railway Station</text:a> ↔ <text:a xlink:href="https://en.wikipedia.org/wiki/Oriental_Land_Station" xlink:type="simple">Oriental Land</text:a></text:p>
            <text:p>Partial: <text:a xlink:href="https://en.wikipedia.org/wiki/Hongqiao_Railway_Station_(Shanghai_Metro)" xlink:type="simple">Hongqiao Railway Station</text:a> ↔ <text:a xlink:href="https://en.wikipedia.org/wiki/Dianshanhu_Avenue_Station" xlink:type="simple">Dianshanhu Avenue</text:a>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—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a xlink:href="https://en.wikipedia.org/wiki/File:Shanghai_Metro_logo.svg" xlink:type="simple"> </text:a></text:p>
            <text:p>Shanghai Metro Operation No. 2 Company</text:p>
          </table:table-cell>
          <table:table-cell table:number-columns-repeated="1013"/>
        </table:table-row>
        <table:table-row table:style-name="ro9">
          <table:table-cell table:style-name="ce1" office:value-type="string" calcext:value-type="string">
            <text:p> <text:a xlink:href="https://en.wikipedia.org/wiki/Pujiang_line" xlink:type="simple">Pujiang</text:a> </text:p>
          </table:table-cell>
          <table:table-cell table:number-columns-repeated="2"/>
          <table:table-cell office:value-type="string" calcext:value-type="string">
            <text:p><text:a xlink:href="https://en.wikipedia.org/wiki/Shendu_Highway_station" xlink:type="simple">Shendu Highway</text:a></text:p>
            <text:p>(<text:a xlink:href="https://en.wikipedia.org/wiki/Minhang_District" xlink:type="simple">Minhang</text:a>)</text:p>
          </table:table-cell>
          <table:table-cell office:value-type="string" calcext:value-type="string">
            <text:p><text:a xlink:href="https://en.wikipedia.org/wiki/Huizhen_Road_station" xlink:type="simple">Huizhen Road</text:a></text:p>
            <text:p>(<text:a xlink:href="https://en.wikipedia.org/wiki/Minhang_District" xlink:type="simple">Minhang</text:a>)</text:p>
          </table:table-cell>
          <table:table-cell table:style-name="ce1" office:value-type="string" calcext:value-type="string">
            <text:p><text:a xlink:href="https://en.wikipedia.org/wiki/Shendu_Highway_station" xlink:type="simple">Shendu Highway</text:a> ↔ <text:a xlink:href="https://en.wikipedia.org/wiki/Huizhen_Road_station" xlink:type="simple">Huizhen Road</text:a>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—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en.wikipedia.org/wiki/File:Shanghai_Keolis.svg" xlink:type="simple"> </text:a></text:p>
            <text:p>Shanghai Keolis</text:p>
          </table:table-cell>
          <table:table-cell table:number-columns-repeated="101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ce2" office:value-type="string" calcext:value-type="string">
            <text:p>Planned opening date</text:p>
          </table:table-cell>
          <table:table-cell table:style-name="ce2" office:value-type="string" calcext:value-type="string">
            <text:p>Route</text:p>
          </table:table-cell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erminals</text:p>
          </table:table-cell>
          <table:table-cell table:style-name="ce2" office:value-type="string" calcext:value-type="string">
            <text:p>Length (km)</text:p>
          </table:table-cell>
          <table:table-cell table:style-name="ce2" office:value-type="string" calcext:value-type="string">
            <text:p>Station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5"/>
        </table:table-row>
        <table:table-row table:style-name="ro8">
          <table:table-cell table:style-name="ce1" office:value-type="float" office:value="2018" calcext:value-type="float" table:number-columns-spanned="1" table:number-rows-spanned="3">
            <text:p>2018</text:p>
          </table:table-cell>
          <table:table-cell office:value-type="string" calcext:value-type="string">
            <text:p>  <text:a xlink:href="https://en.wikipedia.org/wiki/Line_5_(Shanghai_Metro)" xlink:type="simple">Line 5</text:a>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South extension</text:p>
          </table:table-cell>
          <table:table-cell table:style-name="ce1" office:value-type="string" calcext:value-type="string" table:number-columns-spanned="5" table:number-rows-spanned="1">
            <text:p><text:a xlink:href="https://en.wikipedia.org/wiki/Dongchuan_Road_station" xlink:type="simple">Dongchuan Road</text:a></text:p>
          </table:table-cell>
          <table:covered-table-cell table:number-columns-repeated="4"/>
          <table:table-cell table:style-name="ce1" office:value-type="string" calcext:value-type="string">
            <text:p><text:a xlink:href="https://en.wikipedia.org/wiki/Fengxian_Xincheng_station" xlink:type="simple">Fengxiang Xincheng</text:a>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nder construction</text:p>
          </table:table-cell>
          <table:table-cell table:style-name="ce1" office:value-type="string" calcext:value-type="string">
            <text:p><text:a xlink:href="https://en.wikipedia.org/wiki/Shanghai_Metro#cite_note-plan201412-83" xlink:type="simple">[80]</text:a></text:p>
          </table:table-cell>
          <table:table-cell table:number-columns-repeated="1010"/>
        </table:table-row>
        <table:table-row table:style-name="ro8">
          <table:covered-table-cell/>
          <table:table-cell office:value-type="string" calcext:value-type="string">
            <text:p>  <text:a xlink:href="https://en.wikipedia.org/wiki/Line_10_(Shanghai_Metro)" xlink:type="simple">Line 10</text:a>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2nd phase</text:p>
          </table:table-cell>
          <table:table-cell table:style-name="ce1" office:value-type="string" calcext:value-type="string" table:number-columns-spanned="6" table:number-rows-spanned="1">
            <text:p><text:a xlink:href="https://en.wikipedia.org/wiki/Xinjiangwancheng_station" xlink:type="simple">Xinjiangwancheng</text:a></text:p>
          </table:table-cell>
          <table:covered-table-cell table:number-columns-repeated="5"/>
          <table:table-cell table:style-name="ce1" office:value-type="string" calcext:value-type="string">
            <text:p><text:a xlink:href="https://en.wikipedia.org/wiki/Jilong_Road_station" xlink:type="simple">Jilong Road</text:a>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nder construction</text:p>
          </table:table-cell>
          <table:table-cell table:style-name="ce1" office:value-type="string" calcext:value-type="string">
            <text:p><text:a xlink:href="https://en.wikipedia.org/wiki/Shanghai_Metro#cite_note-plan201412-83" xlink:type="simple">[80]</text:a></text:p>
          </table:table-cell>
          <table:table-cell table:number-columns-repeated="1009"/>
        </table:table-row>
        <table:table-row table:style-name="ro8">
          <table:covered-table-cell/>
          <table:table-cell office:value-type="string" calcext:value-type="string">
            <text:p>  <text:a xlink:href="https://en.wikipedia.org/wiki/Line_13_(Shanghai_Metro)" xlink:type="simple">Line 13</text:a>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2nd and 3rd phase</text:p>
          </table:table-cell>
          <table:table-cell table:style-name="ce1" office:value-type="string" calcext:value-type="string" table:number-columns-spanned="7" table:number-rows-spanned="1">
            <text:p><text:a xlink:href="https://en.wikipedia.org/wiki/Shibo_Avenue_Station" xlink:type="simple">Shibo Avenue</text:a></text:p>
          </table:table-cell>
          <table:covered-table-cell table:number-columns-repeated="6"/>
          <table:table-cell table:style-name="ce1" office:value-type="string" calcext:value-type="string">
            <text:p><text:a xlink:href="https://en.wikipedia.org/wiki/Zhangjiang_Road_station" xlink:type="simple">Zhangjiang Road</text:a></text:p>
          </table:table-cell>
          <table:table-cell table:style-name="ce1" office:value-type="float" office:value="25.5" calcext:value-type="float">
            <text:p>25.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nder construction</text:p>
          </table:table-cell>
          <table:table-cell table:style-name="ce1" office:value-type="string" calcext:value-type="string">
            <text:p><text:a xlink:href="https://en.wikipedia.org/wiki/Shanghai_Metro#cite_note-plan201412-83" xlink:type="simple">[80]</text:a></text:p>
          </table:table-cell>
          <table:table-cell table:number-columns-repeated="1008"/>
        </table:table-row>
        <table:table-row table:style-name="ro8">
          <table:table-cell table:style-name="ce1" office:value-type="float" office:value="2020" calcext:value-type="float" table:number-columns-spanned="1" table:number-rows-spanned="3">
            <text:p>2020</text:p>
          </table:table-cell>
          <table:table-cell office:value-type="string" calcext:value-type="string">
            <text:p>  <text:a xlink:href="https://en.wikipedia.org/wiki/Line_14_(Shanghai_Metro)" xlink:type="simple">Line 14</text:a></text:p>
          </table:table-cell>
          <table:table-cell office:value-type="string" calcext:value-type="string">
            <text:p>X</text:p>
          </table:table-cell>
          <table:table-cell table:style-name="ce6"/>
          <table:table-cell table:style-name="ce1" office:value-type="string" calcext:value-type="string" table:number-columns-spanned="8" table:number-rows-spanned="1">
            <text:p>Fengbang</text:p>
          </table:table-cell>
          <table:covered-table-cell table:number-columns-repeated="7"/>
          <table:table-cell table:style-name="ce1" office:value-type="string" calcext:value-type="string">
            <text:p>Jinsui Road</text:p>
          </table:table-cell>
          <table:table-cell table:style-name="ce1" office:value-type="float" office:value="38.5" calcext:value-type="float">
            <text:p>38.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Under construction</text:p>
          </table:table-cell>
          <table:table-cell table:style-name="ce1" office:value-type="string" calcext:value-type="string">
            <text:p><text:a xlink:href="https://en.wikipedia.org/wiki/Shanghai_Metro#cite_note-plan201412-83" xlink:type="simple">[80]</text:a></text:p>
          </table:table-cell>
          <table:table-cell table:number-columns-repeated="1007"/>
        </table:table-row>
        <table:table-row table:style-name="ro9">
          <table:covered-table-cell/>
          <table:table-cell office:value-type="string" calcext:value-type="string">
            <text:p>  <text:a xlink:href="https://en.wikipedia.org/wiki/Line_15_(Shanghai_Metro)" xlink:type="simple">Line 15</text:a></text:p>
          </table:table-cell>
          <table:table-cell office:value-type="string" calcext:value-type="string">
            <text:p>X</text:p>
          </table:table-cell>
          <table:table-cell table:style-name="ce6"/>
          <table:table-cell table:style-name="ce1" office:value-type="string" calcext:value-type="string" table:number-columns-spanned="9" table:number-rows-spanned="1">
            <text:p>Jinqiu Road</text:p>
          </table:table-cell>
          <table:covered-table-cell table:number-columns-repeated="8"/>
          <table:table-cell table:style-name="ce1" office:value-type="string" calcext:value-type="string">
            <text:p>Zizhu Science-Based Industry Park</text:p>
          </table:table-cell>
          <table:table-cell table:style-name="ce1" office:value-type="float" office:value="42.3" calcext:value-type="float">
            <text:p>42.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Under construction</text:p>
          </table:table-cell>
          <table:table-cell table:style-name="ce1" office:value-type="string" calcext:value-type="string">
            <text:p><text:a xlink:href="https://en.wikipedia.org/wiki/Shanghai_Metro#cite_note-plan201412-83" xlink:type="simple">[80]</text:a></text:p>
          </table:table-cell>
          <table:table-cell table:number-columns-repeated="1006"/>
        </table:table-row>
        <table:table-row table:style-name="ro8">
          <table:covered-table-cell/>
          <table:table-cell office:value-type="string" calcext:value-type="string">
            <text:p>  <text:a xlink:href="https://en.wikipedia.org/wiki/Line_18_(Shanghai_Metro)" xlink:type="simple">Line 18</text:a>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1st phase</text:p>
          </table:table-cell>
          <table:table-cell table:style-name="ce1" office:value-type="string" calcext:value-type="string" table:number-columns-spanned="10" table:number-rows-spanned="1">
            <text:p><text:a xlink:href="https://en.wikipedia.org/wiki/South_Changjiang_Road_station" xlink:type="simple">South Changjiang Road</text:a></text:p>
          </table:table-cell>
          <table:covered-table-cell table:number-columns-repeated="9"/>
          <table:table-cell table:style-name="ce1" office:value-type="string" calcext:value-type="string">
            <text:p>Hangtou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Under construction</text:p>
          </table:table-cell>
          <table:table-cell table:style-name="ce1" office:value-type="string" calcext:value-type="string">
            <text:p><text:a xlink:href="https://en.wikipedia.org/wiki/Shanghai_Metro#cite_note-plan201412-83" xlink:type="simple">[80]</text:a></text:p>
          </table:table-cell>
          <table:table-cell table:number-columns-repeated="1005"/>
        </table:table-row>
        <table:table-row table:style-name="ro8">
          <table:table-cell table:style-name="ce1" office:value-type="string" calcext:value-type="string" table:number-columns-spanned="1" table:number-rows-spanned="20">
            <text:p>2025 and beyond</text:p>
          </table:table-cell>
          <table:table-cell office:value-type="string" calcext:value-type="string">
            <text:p>  <text:a xlink:href="https://en.wikipedia.org/wiki/Line_1_(Shanghai_Metro)" xlink:type="simple">Line 1</text:a>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Western extension</text:p>
          </table:table-cell>
          <table:table-cell table:style-name="ce1" office:value-type="string" calcext:value-type="string" table:number-columns-spanned="11" table:number-rows-spanned="1">
            <text:p><text:a xlink:href="https://en.wikipedia.org/wiki/Xinzhuang_station" xlink:type="simple">Xinzhuang</text:a></text:p>
          </table:table-cell>
          <table:covered-table-cell table:number-columns-repeated="10"/>
          <table:table-cell table:style-name="ce1" office:value-type="string" calcext:value-type="string">
            <text:p>Humin Road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anned</text:p>
          </table:table-cell>
          <table:table-cell table:style-name="ce1" office:value-type="string" calcext:value-type="string" table:number-columns-spanned="1" table:number-rows-spanned="20">
            <text:p><text:a xlink:href="https://en.wikipedia.org/wiki/Shanghai_Metro#cite_note-84" xlink:type="simple">[81]</text:a></text:p>
          </table:table-cell>
          <table:table-cell table:number-columns-repeated="1004"/>
        </table:table-row>
        <table:table-row table:style-name="ro9">
          <table:covered-table-cell/>
          <table:table-cell office:value-type="string" calcext:value-type="string">
            <text:p>  <text:a xlink:href="https://en.wikipedia.org/wiki/Line_2_(Shanghai_Metro)" xlink:type="simple">Line 2</text:a>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3rd phase western extension</text:p>
          </table:table-cell>
          <table:table-cell table:style-name="ce1" office:value-type="string" calcext:value-type="string" table:number-columns-spanned="12" table:number-rows-spanned="1">
            <text:p><text:a xlink:href="https://en.wikipedia.org/wiki/East_Xujing_station" xlink:type="simple">East Xujing</text:a></text:p>
          </table:table-cell>
          <table:covered-table-cell table:number-columns-repeated="11"/>
          <table:table-cell table:style-name="ce1" office:value-type="string" calcext:value-type="string">
            <text:p>Panlong Roa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covered-table-cell/>
          <table:table-cell table:style-name="ce1" office:value-type="string" calcext:value-type="string">
            <text:p>Planned</text:p>
          </table:table-cell>
          <table:table-cell table:number-columns-repeated="1003"/>
        </table:table-row>
        <table:table-row table:style-name="ro9">
          <table:covered-table-cell/>
          <table:table-cell office:value-type="string" calcext:value-type="string">
            <text:p>  <text:a xlink:href="https://en.wikipedia.org/wiki/Line_5_(Shanghai_Metro)" xlink:type="simple">Line 5</text:a>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Southern extension Reserved</text:p>
          </table:table-cell>
          <table:table-cell table:style-name="ce1" office:value-type="string" calcext:value-type="string" table:number-columns-spanned="13" table:number-rows-spanned="1">
            <text:p><text:a xlink:href="https://en.wikipedia.org/wiki/Fengxian_Xincheng_station" xlink:type="simple">Fengxian Xincheng</text:a></text:p>
          </table:table-cell>
          <table:covered-table-cell table:number-columns-repeated="12"/>
          <table:table-cell table:style-name="ce1" office:value-type="string" calcext:value-type="string">
            <text:p><text:a xlink:href="https://en.wikipedia.org/wiki/Pingzhuang_Highway_station" xlink:type="simple">Pingzhuang Highway</text:a></text:p>
          </table:table-cell>
          <table:table-cell table:style-name="ce1" office:value-type="float" office:value="3.5" calcext:value-type="float">
            <text:p>3.5</text:p>
          </table:table-cell>
          <table:covered-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anned</text:p>
          </table:table-cell>
          <table:table-cell table:number-columns-repeated="1002"/>
        </table:table-row>
        <table:table-row table:style-name="ro9">
          <table:covered-table-cell/>
          <table:table-cell office:value-type="string" calcext:value-type="string">
            <text:p>  <text:a xlink:href="https://en.wikipedia.org/wiki/Line_9_(Shanghai_Metro)" xlink:type="simple">Line 9</text:a>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Extension 3rd phase eastern section</text:p>
          </table:table-cell>
          <table:table-cell table:style-name="ce1" office:value-type="string" calcext:value-type="string" table:number-columns-spanned="14" table:number-rows-spanned="1">
            <text:p><text:a xlink:href="https://en.wikipedia.org/wiki/Caolu_station" xlink:type="simple">Caolu</text:a></text:p>
          </table:table-cell>
          <table:covered-table-cell table:number-columns-repeated="13"/>
          <table:table-cell table:style-name="ce1" office:value-type="string" calcext:value-type="string">
            <text:p>Caolu Railway Station</text:p>
          </table:table-cell>
          <table:covered-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anned</text:p>
          </table:table-cell>
          <table:table-cell table:number-columns-repeated="1001"/>
        </table:table-row>
        <table:table-row table:style-name="ro8">
          <table:covered-table-cell/>
          <table:table-cell office:value-type="string" calcext:value-type="string">
            <text:p>  <text:a xlink:href="https://en.wikipedia.org/wiki/Line_13_(Shanghai_Metro)" xlink:type="simple">Line 13</text:a>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Western extension</text:p>
          </table:table-cell>
          <table:table-cell table:style-name="ce1" office:value-type="string" calcext:value-type="string" table:number-columns-spanned="15" table:number-rows-spanned="1">
            <text:p><text:a xlink:href="https://en.wikipedia.org/wiki/Jinyun_Road_station" xlink:type="simple">Jinyun Road</text:a></text:p>
          </table:table-cell>
          <table:covered-table-cell table:number-columns-repeated="15"/>
          <table:table-cell table:style-name="ce1" office:value-type="string" calcext:value-type="string">
            <text:p><text:a xlink:href="https://en.wikipedia.org/wiki/East_Xujing_station" xlink:type="simple">East Xujing</text:a>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lanned</text:p>
          </table:table-cell>
          <table:table-cell table:number-columns-repeated="1000"/>
        </table:table-row>
        <table:table-row table:style-name="ro1">
          <table:covered-table-cell/>
          <table:table-cell office:value-type="string" calcext:value-type="string">
            <text:p>  <text:a xlink:href="https://en.wikipedia.org/wiki/Line_19_(Shanghai_Metro)" xlink:type="simple">Line 19</text:a></text:p>
          </table:table-cell>
          <table:table-cell office:value-type="string" calcext:value-type="string">
            <text:p>?</text:p>
          </table:table-cell>
          <table:table-cell table:style-name="ce6"/>
          <table:table-cell table:style-name="ce1" office:value-type="string" calcext:value-type="string" table:number-columns-spanned="16" table:number-rows-spanned="1">
            <text:p>Tieshan Road</text:p>
          </table:table-cell>
          <table:covered-table-cell table:number-columns-repeated="15"/>
          <table:covered-table-cell/>
          <table:table-cell table:style-name="ce1" office:value-type="string" calcext:value-type="string">
            <text:p>Jinghong Road</text:p>
          </table:table-cell>
          <table:table-cell table:style-name="ce1" office:value-type="float" office:value="40" calcext:value-type="float">
            <text:p>40</text:p>
          </table:table-cell>
          <table:table-cell table:style-name="ce7" office:value-type="string" calcext:value-type="string">
            <text:p>30+</text:p>
          </table:table-cell>
          <table:table-cell table:style-name="ce1" office:value-type="string" calcext:value-type="string">
            <text:p>Planned</text:p>
          </table:table-cell>
          <table:table-cell table:number-columns-repeated="1000"/>
        </table:table-row>
        <table:table-row table:style-name="ro8">
          <table:covered-table-cell/>
          <table:table-cell office:value-type="string" calcext:value-type="string">
            <text:p>  <text:a xlink:href="https://en.wikipedia.org/wiki/Line_20_(Shanghai_Metro)" xlink:type="simple">Line 20</text:a>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1st phase</text:p>
          </table:table-cell>
          <table:table-cell table:style-name="ce1" office:value-type="string" calcext:value-type="string" table:number-columns-spanned="17" table:number-rows-spanned="1">
            <text:p><text:a xlink:href="https://en.wikipedia.org/wiki/Qilianshan_Road_station" xlink:type="simple">Qilianshan Road</text:a></text:p>
          </table:table-cell>
          <table:covered-table-cell table:number-columns-repeated="16"/>
          <table:covered-table-cell/>
          <table:table-cell/>
          <table:table-cell table:style-name="ce1" office:value-type="string" calcext:value-type="string">
            <text:p>Gongqing Forest Park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string" calcext:value-type="string">
            <text:p>10+</text:p>
          </table:table-cell>
          <table:table-cell table:style-name="ce1" office:value-type="string" calcext:value-type="string">
            <text:p>Planned</text:p>
          </table:table-cell>
          <table:table-cell table:number-columns-repeated="999"/>
        </table:table-row>
        <table:table-row table:style-name="ro8">
          <table:covered-table-cell/>
          <table:table-cell office:value-type="string" calcext:value-type="string">
            <text:p>  <text:a xlink:href="https://en.wikipedia.org/wiki/Line_21_(Shanghai_Metro)" xlink:type="simple">Line 21</text:a>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1st phase</text:p>
          </table:table-cell>
          <table:table-cell table:style-name="ce1" office:value-type="string" calcext:value-type="string" table:number-columns-spanned="18" table:number-rows-spanned="1">
            <text:p><text:a xlink:href="https://en.wikipedia.org/wiki/Dongjing_Road_station" xlink:type="simple">Dongjing Road</text:a></text:p>
          </table:table-cell>
          <table:covered-table-cell table:number-columns-repeated="17"/>
          <table:covered-table-cell/>
          <table:table-cell table:number-columns-repeated="2"/>
          <table:table-cell table:style-name="ce1" office:value-type="string" calcext:value-type="string">
            <text:p>Chuansha Road</text:p>
          </table:table-cell>
          <table:table-cell table:style-name="ce1" office:value-type="float" office:value="28" calcext:value-type="float">
            <text:p>28</text:p>
          </table:table-cell>
          <table:table-cell table:style-name="ce7" office:value-type="string" calcext:value-type="string">
            <text:p>10+</text:p>
          </table:table-cell>
          <table:table-cell table:style-name="ce1" office:value-type="string" calcext:value-type="string">
            <text:p>Planned</text:p>
          </table:table-cell>
          <table:table-cell table:number-columns-repeated="998"/>
        </table:table-row>
        <table:table-row table:style-name="ro1">
          <table:covered-table-cell/>
          <table:table-cell office:value-type="string" calcext:value-type="string">
            <text:p>  <text:a xlink:href="https://en.wikipedia.org/wiki/Line_23_(Shanghai_Metro)" xlink:type="simple">Line 23</text:a>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1st phase</text:p>
          </table:table-cell>
          <table:table-cell table:style-name="ce1" office:value-type="string" calcext:value-type="string" table:number-columns-spanned="19" table:number-rows-spanned="1">
            <text:p><text:a xlink:href="https://en.wikipedia.org/wiki/Xujiahui_station" xlink:type="simple">Xujiahui</text:a></text:p>
          </table:table-cell>
          <table:covered-table-cell table:number-columns-repeated="18"/>
          <table:covered-table-cell/>
          <table:table-cell table:number-columns-repeated="3"/>
          <table:table-cell table:style-name="ce1" office:value-type="string" calcext:value-type="string">
            <text:p><text:a xlink:href="https://en.wikipedia.org/wiki/Minhang_Development_Zone_station" xlink:type="simple">Minhang Development Zone</text:a></text:p>
          </table:table-cell>
          <table:table-cell table:style-name="ce1" office:value-type="float" office:value="29" calcext:value-type="float">
            <text:p>29</text:p>
          </table:table-cell>
          <table:table-cell table:style-name="ce7" office:value-type="string" calcext:value-type="string">
            <text:p>20+</text:p>
          </table:table-cell>
          <table:table-cell table:style-name="ce1" office:value-type="string" calcext:value-type="string">
            <text:p>Planned</text:p>
          </table:table-cell>
          <table:table-cell table:number-columns-repeated="997"/>
        </table:table-row>
        <table:table-row table:style-name="ro1">
          <table:covered-table-cell/>
          <table:table-cell office:value-type="string" calcext:value-type="string">
            <text:p><text:a xlink:href="https://en.wikipedia.org/wiki/Jiamin_line" xlink:type="simple">Jiamin line</text:a>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/>
          </table:table-cell>
          <table:table-cell table:style-name="ce1" office:value-type="string" calcext:value-type="string" table:number-columns-spanned="20" table:number-rows-spanned="1">
            <text:p><text:a xlink:href="https://en.wikipedia.org/wiki/Xinzhuang_station_(Shanghai_Metro)" xlink:type="simple">Xinzhuang</text:a></text:p>
          </table:table-cell>
          <table:covered-table-cell table:number-columns-repeated="19"/>
          <table:covered-table-cell/>
          <table:table-cell table:number-columns-repeated="4"/>
          <table:table-cell table:style-name="ce1" office:value-type="string" calcext:value-type="string">
            <text:p><text:a xlink:href="https://en.wikipedia.org/wiki/Jiading_Xincheng_station" xlink:type="simple">Jiading Xincheng</text:a></text:p>
          </table:table-cell>
          <table:table-cell table:style-name="ce1" office:value-type="float" office:value="42" calcext:value-type="float">
            <text:p>42</text:p>
          </table:table-cell>
          <table:table-cell table:style-name="ce7" office:value-type="string" calcext:value-type="string">
            <text:p>10+</text:p>
          </table:table-cell>
          <table:table-cell table:style-name="ce1" office:value-type="string" calcext:value-type="string">
            <text:p>Planned</text:p>
          </table:table-cell>
          <table:table-cell table:number-columns-repeated="996"/>
        </table:table-row>
        <table:table-row table:style-name="ro1">
          <table:covered-table-cell/>
          <table:table-cell office:value-type="string" calcext:value-type="string">
            <text:p><text:a xlink:href="https://en.wikipedia.org/wiki/Chongming_line" xlink:type="simple">Chongming line</text:a></text:p>
          </table:table-cell>
          <table:table-cell office:value-type="string" calcext:value-type="string">
            <text:p>X</text:p>
          </table:table-cell>
          <table:table-cell table:style-name="ce6"/>
          <table:table-cell table:style-name="ce1" office:value-type="string" calcext:value-type="string" table:number-columns-spanned="21" table:number-rows-spanned="1">
            <text:p>Rongqiao Road</text:p>
          </table:table-cell>
          <table:covered-table-cell table:number-columns-repeated="20"/>
          <table:covered-table-cell/>
          <table:table-cell table:number-columns-repeated="5"/>
          <table:table-cell table:style-name="ce1" office:value-type="string" calcext:value-type="string">
            <text:p><text:a xlink:href="https://en.wikipedia.org/wiki/Chongming_Island" xlink:type="simple">Chongming Island</text:a>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lanned</text:p>
          </table:table-cell>
          <table:table-cell table:number-columns-repeated="995"/>
        </table:table-row>
        <table:table-row table:style-name="ro12">
          <table:covered-table-cell table:style-name="ce3"/>
          <table:table-cell table:style-name="ce4" office:value-type="string" calcext:value-type="string">
            <text:p>  <text:a xlink:href="https://en.wikipedia.org/wiki/Line_12_(Shanghai_Metro)" xlink:type="simple">Line 12</text:a></text:p>
          </table:table-cell>
          <table:table-cell table:style-name="ce4"/>
          <table:table-cell table:style-name="ce4" office:value-type="string" calcext:value-type="string">
            <text:p>Western extension</text:p>
          </table:table-cell>
          <table:table-cell table:style-name="ce4" office:value-type="string" calcext:value-type="string" table:number-columns-spanned="22" table:number-rows-spanned="1">
            <text:p><text:a xlink:href="https://en.wikipedia.org/wiki/Qixin_Road_station" xlink:type="simple">Qixin Road</text:a></text:p>
          </table:table-cell>
          <table:covered-table-cell table:number-columns-repeated="21" table:style-name="ce3"/>
          <table:covered-table-cell table:style-name="ce3"/>
          <table:table-cell table:style-name="ce3" table:number-columns-repeated="6"/>
          <table:table-cell table:style-name="ce4" office:value-type="string" calcext:value-type="string">
            <text:p><text:a xlink:href="https://en.wikipedia.org/wiki/Jiuting_station" xlink:type="simple">Jiuting</text:a>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urther Planning</text:p>
          </table:table-cell>
          <table:table-cell table:style-name="ce3" table:number-columns-repeated="994"/>
        </table:table-row>
        <table:table-row table:style-name="ro8">
          <table:covered-table-cell/>
          <table:table-cell office:value-type="string" calcext:value-type="string">
            <text:p>  <text:a xlink:href="https://en.wikipedia.org/wiki/Line_20_(Shanghai_Metro)" xlink:type="simple">Line 20</text:a></text:p>
          </table:table-cell>
          <table:table-cell/>
          <table:table-cell table:style-name="ce1" office:value-type="string" calcext:value-type="string">
            <text:p>2nd phase</text:p>
          </table:table-cell>
          <table:table-cell table:style-name="ce1" office:value-type="string" calcext:value-type="string" table:number-columns-spanned="23" table:number-rows-spanned="1">
            <text:p>Gongqing Forest Park</text:p>
          </table:table-cell>
          <table:covered-table-cell table:number-columns-repeated="22"/>
          <table:covered-table-cell/>
          <table:table-cell table:number-columns-repeated="7"/>
          <table:table-cell table:style-name="ce1" office:value-type="string" calcext:value-type="string">
            <text:p><text:a xlink:href="https://en.wikipedia.org/wiki/Zhouhai_Road_station" xlink:type="simple">Zhouhai Road</text:a></text:p>
          </table:table-cell>
          <table:table-cell table:number-columns-repeated="2" table:style-name="ce1" office:value-type="string" calcext:value-type="string">
            <text:p>N/A</text:p>
          </table:table-cell>
          <table:table-cell table:style-name="ce1" office:value-type="string" calcext:value-type="string">
            <text:p>Further Planning</text:p>
          </table:table-cell>
          <table:table-cell table:number-columns-repeated="993"/>
        </table:table-row>
        <table:table-row table:style-name="ro8">
          <table:covered-table-cell/>
          <table:table-cell office:value-type="string" calcext:value-type="string">
            <text:p>  <text:a xlink:href="https://en.wikipedia.org/wiki/Line_21_(Shanghai_Metro)" xlink:type="simple">Line 21</text:a></text:p>
          </table:table-cell>
          <table:table-cell/>
          <table:table-cell table:style-name="ce1" office:value-type="string" calcext:value-type="string">
            <text:p>2nd phase</text:p>
          </table:table-cell>
          <table:table-cell table:style-name="ce1" office:value-type="string" calcext:value-type="string" table:number-columns-spanned="24" table:number-rows-spanned="1">
            <text:p><text:a xlink:href="https://en.wikipedia.org/wiki/Dongjing_Road_station" xlink:type="simple">Dongjing Road</text:a></text:p>
          </table:table-cell>
          <table:covered-table-cell table:number-columns-repeated="23"/>
          <table:covered-table-cell/>
          <table:table-cell table:number-columns-repeated="8"/>
          <table:table-cell table:style-name="ce1" office:value-type="string" calcext:value-type="string">
            <text:p>Linggao</text:p>
          </table:table-cell>
          <table:table-cell table:number-columns-repeated="2" table:style-name="ce1" office:value-type="string" calcext:value-type="string">
            <text:p>N/A</text:p>
          </table:table-cell>
          <table:table-cell table:style-name="ce1" office:value-type="string" calcext:value-type="string">
            <text:p>Further Planning</text:p>
          </table:table-cell>
          <table:table-cell table:number-columns-repeated="992"/>
        </table:table-row>
        <table:table-row table:style-name="ro9">
          <table:covered-table-cell/>
          <table:table-cell office:value-type="string" calcext:value-type="string">
            <text:p>  <text:a xlink:href="https://en.wikipedia.org/wiki/Line_21_(Shanghai_Metro)" xlink:type="simple">Line 21</text:a></text:p>
          </table:table-cell>
          <table:table-cell/>
          <table:table-cell table:style-name="ce1" office:value-type="string" calcext:value-type="string">
            <text:p>Western extension</text:p>
          </table:table-cell>
          <table:table-cell table:style-name="ce1" office:value-type="string" calcext:value-type="string" table:number-columns-spanned="25" table:number-rows-spanned="1">
            <text:p><text:a xlink:href="https://en.wikipedia.org/wiki/Dongjing_Road_station" xlink:type="simple">Dongjing Road</text:a></text:p>
          </table:table-cell>
          <table:covered-table-cell table:number-columns-repeated="24"/>
          <table:covered-table-cell/>
          <table:table-cell table:number-columns-repeated="9"/>
          <table:table-cell table:style-name="ce1" office:value-type="string" calcext:value-type="string">
            <text:p>West Changjiang Road</text:p>
          </table:table-cell>
          <table:table-cell table:number-columns-repeated="2" table:style-name="ce1" office:value-type="string" calcext:value-type="string">
            <text:p>N/A</text:p>
          </table:table-cell>
          <table:table-cell table:style-name="ce1" office:value-type="string" calcext:value-type="string">
            <text:p>Further Planning</text:p>
          </table:table-cell>
          <table:table-cell table:number-columns-repeated="991"/>
        </table:table-row>
        <table:table-row table:style-name="ro8">
          <table:covered-table-cell/>
          <table:table-cell office:value-type="string" calcext:value-type="string">
            <text:p>  <text:a xlink:href="https://en.wikipedia.org/wiki/Line_22_(Shanghai_Metro)" xlink:type="simple">Line 22</text:a></text:p>
          </table:table-cell>
          <table:table-cell/>
          <table:table-cell table:style-name="ce6"/>
          <table:table-cell table:style-name="ce1" office:value-type="string" calcext:value-type="string" table:number-columns-spanned="26" table:number-rows-spanned="1">
            <text:p>Changbei Road</text:p>
          </table:table-cell>
          <table:covered-table-cell table:number-columns-repeated="25"/>
          <table:covered-table-cell/>
          <table:table-cell table:number-columns-repeated="10"/>
          <table:table-cell table:style-name="ce1" office:value-type="string" calcext:value-type="string">
            <text:p><text:a xlink:href="https://en.wikipedia.org/wiki/Gaoqing_Road_station" xlink:type="simple">Gaoqing Road</text:a>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Further Planning</text:p>
          </table:table-cell>
          <table:table-cell table:number-columns-repeated="990"/>
        </table:table-row>
        <table:table-row table:style-name="ro8">
          <table:covered-table-cell/>
          <table:table-cell office:value-type="string" calcext:value-type="string">
            <text:p>  <text:a xlink:href="https://en.wikipedia.org/wiki/Line_23_(Shanghai_Metro)" xlink:type="simple">Line 23</text:a></text:p>
          </table:table-cell>
          <table:table-cell/>
          <table:table-cell table:style-name="ce1" office:value-type="string" calcext:value-type="string">
            <text:p>2nd phase</text:p>
          </table:table-cell>
          <table:table-cell table:style-name="ce1" office:value-type="string" calcext:value-type="string" table:number-columns-spanned="27" table:number-rows-spanned="1">
            <text:p><text:a xlink:href="https://en.wikipedia.org/wiki/Minhang_Development_Zone_station" xlink:type="simple">Minhang Development Zone</text:a></text:p>
          </table:table-cell>
          <table:covered-table-cell table:number-columns-repeated="26"/>
          <table:covered-table-cell/>
          <table:table-cell table:number-columns-repeated="11"/>
          <table:table-cell table:style-name="ce1" office:value-type="string" calcext:value-type="string">
            <text:p>Chedun</text:p>
          </table:table-cell>
          <table:table-cell table:number-columns-repeated="2" table:style-name="ce1" office:value-type="string" calcext:value-type="string">
            <text:p>N/A</text:p>
          </table:table-cell>
          <table:table-cell table:style-name="ce1" office:value-type="string" calcext:value-type="string">
            <text:p>Further Planning</text:p>
          </table:table-cell>
          <table:table-cell table:number-columns-repeated="989"/>
        </table:table-row>
        <table:table-row table:style-name="ro8">
          <table:covered-table-cell/>
          <table:table-cell office:value-type="string" calcext:value-type="string">
            <text:p>  <text:a xlink:href="https://en.wikipedia.org/wiki/Line_24_(Shanghai_Metro)" xlink:type="simple">Line 24</text:a></text:p>
          </table:table-cell>
          <table:table-cell/>
          <table:table-cell table:style-name="ce6"/>
          <table:table-cell table:style-name="ce1" office:value-type="string" calcext:value-type="string" table:number-columns-spanned="28" table:number-rows-spanned="1">
            <text:p>Songfa Road</text:p>
          </table:table-cell>
          <table:covered-table-cell table:number-columns-repeated="27"/>
          <table:covered-table-cell/>
          <table:table-cell table:number-columns-repeated="12"/>
          <table:table-cell table:style-name="ce1" office:value-type="string" calcext:value-type="string">
            <text:p>Chenhang Road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Further Planning</text:p>
          </table:table-cell>
          <table:table-cell table:number-columns-repeated="988"/>
        </table:table-row>
        <table:table-row table:style-name="ro8">
          <table:covered-table-cell/>
          <table:table-cell office:value-type="string" calcext:value-type="string">
            <text:p>  <text:a xlink:href="https://en.wikipedia.org/w/index.php?title=Line_25_(Shanghai_Metro)&amp;action=edit&amp;redlink=1" xlink:type="simple">Line 25</text:a></text:p>
          </table:table-cell>
          <table:table-cell/>
          <table:table-cell table:style-name="ce6" office:value-type="string" calcext:value-type="string">
            <text:p/>
          </table:table-cell>
          <table:table-cell table:style-name="ce1" office:value-type="string" calcext:value-type="string" table:number-columns-spanned="29" table:number-rows-spanned="1">
            <text:p><text:a xlink:href="https://en.wikipedia.org/wiki/Xujiahui_station" xlink:type="simple">Xujiahui</text:a></text:p>
          </table:table-cell>
          <table:covered-table-cell table:number-columns-repeated="28"/>
          <table:covered-table-cell/>
          <table:table-cell table:number-columns-repeated="13"/>
          <table:table-cell table:style-name="ce1" office:value-type="string" calcext:value-type="string">
            <text:p>Jiwang</text:p>
          </table:table-cell>
          <table:table-cell table:number-columns-repeated="2" table:style-name="ce1" office:value-type="string" calcext:value-type="string">
            <text:p>N/A</text:p>
          </table:table-cell>
          <table:table-cell table:style-name="ce1" office:value-type="string" calcext:value-type="string">
            <text:p>Further Planning</text:p>
          </table:table-cell>
          <table:table-cell table:number-columns-repeated="987"/>
        </table:table-row>
        <table:table-row table:style-name="ro1">
          <table:covered-table-cell/>
          <table:table-cell table:style-name="Default" table:number-columns-repeated="4"/>
          <table:table-cell table:number-columns-repeated="14"/>
          <table:covered-table-cell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9:11:01.75099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6:52:29.416756000</meta:creation-date>
    <dc:date>2018-11-18T18:45:59.969536000</dc:date>
    <meta:editing-duration>PT23H14M59S</meta:editing-duration>
    <meta:editing-cycles>3</meta:editing-cycles>
    <meta:generator>LibreOffice/5.4.6.2$MacOSX_X86_64 LibreOffice_project/4014ce260a04f1026ba855d3b8d91541c224eab8</meta:generator>
    <meta:document-statistic meta:table-count="1" meta:cell-count="339" meta:object-count="4"/>
    <meta:user-defined meta:name=""/>
  </office:meta>
</office:document-meta>
</file>